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9.261cm" style:use-optimal-column-width="false"/>
    </style:style>
    <style:style style:name="co2" style:family="table-column">
      <style:table-column-properties style:column-width="7.537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8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Controlling an Arduino LED with Forth commands in a spreadsheet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Joseph M. O’Connor</text:p>
            <text:p>SVFIG Aug 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at was used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Arduino Uno</text:p>
              </text:list-item>
              <text:list-item>
                <text:p>Arduino IDE</text:p>
              </text:list-item>
              <text:list-item>
                <text:p>Creole Forth for Python</text:p>
              </text:list-item>
              <text:list-item>
                <text:p>LibreOffice Calc</text:p>
              </text:list-item>
              <text:list-item>
                <text:p>Linux (Raspbian and Mi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524cm" svg:y="0.812cm" presentation:class="title" presentation:user-transformed="true">
          <draw:text-box>
            <text:p>Step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Upload the ledonoff2.ino sketch to the Arduino Uno.</text:p>
              </text:list-item>
              <text:list-item>
                <text:p><text:span text:style-name="T1">Open LibreOffice Calc. At least for Linux Mint, has to be run as root : sudo libreoffice or </text:span>sudo libreoffice –calc</text:p>
              </text:list-item>
              <text:list-item>
                <text:p>Open cfpy_libreoffice_example.ods</text:p>
              </text:list-item>
              <text:list-item>
                <text:p>On Sheet1 is your user interface.</text:p>
              </text:list-item>
              <text:list-item>
                <text:p>Column A has the description, B has the Forth commands to run, and C has the cells to be marked with “x” to run when the button is click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oor man’s user interface</text:p>
          </draw:text-box>
        </draw:frame>
        <draw:frame draw:style-name="standard" draw:layer="layout" svg:width="25.198cm" svg:height="6.04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escription</text:p>
              </table:table-cell>
              <table:table-cell>
                <text:p>Code</text:p>
              </table:table-cell>
              <table:table-cell>
                <text:p>Run the X</text:p>
              </table:table-cell>
            </table:table-row>
            <table:table-row table:style-name="ro1" table:default-cell-style-name="gray2">
              <table:table-cell>
                <text:p>Say hello primitive</text:p>
              </table:table-cell>
              <table:table-cell>
                <text:p>HELLO</text:p>
              </table:table-cell>
              <table:table-cell/>
            </table:table-row>
            <table:table-row table:style-name="ro1" table:default-cell-style-name="gray1">
              <table:table-cell>
                <text:p>Say tulip primitive</text:p>
              </table:table-cell>
              <table:table-cell>
                <text:p>TULIP</text:p>
              </table:table-cell>
              <table:table-cell/>
            </table:table-row>
            <table:table-row table:style-name="ro1" table:default-cell-style-name="gray2">
              <table:table-cell>
                <text:p>Test – do what you want here</text:p>
              </table:table-cell>
              <table:table-cell>
                <text:p>TEST</text:p>
              </table:table-cell>
              <table:table-cell/>
            </table:table-row>
            <table:table-row table:style-name="ro2" table:default-cell-style-name="gray1">
              <table:table-cell>
                <text:p>Turn the LED light on</text:p>
              </table:table-cell>
              <table:table-cell>
                <text:p>1 LED13</text:p>
              </table:table-cell>
              <table:table-cell/>
            </table:table-row>
            <table:table-row table:style-name="ro1" table:default-cell-style-name="gray2">
              <table:table-cell>
                <text:p>Turn the LED Light off</text:p>
              </table:table-cell>
              <table:table-cell>
                <text:p>0 LED13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Under the hood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Code run is in the CreoleForth.py script. It has glue code to run commands in the spreadsheet cells when the button is clicked. </text:p>
              </text:list-item>
              <text:list-item>
                <text:p>The CreoleForth.py script is placed in the /usr/lib/libreoffice/share/Scripts/python folder for Linux/Mac, {Installation}\share\Scripts\python for Window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y do it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It’s simple to set up ugly but usable user interfaces with a spreadsheet.</text:p>
              </text:list-item>
              <text:list-item>
                <text:p>Spreadsheets make activities such as data collection/processing easy. </text:p>
              </text:list-item>
              <text:list-item>
                <text:p>To harness the capabilities of other languages. In this case, it’s Pyth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y use LibreOffice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t’s available on Linux/Windows/Mac</text:p>
              </text:list-item>
              <text:list-item>
                <text:p>It’s f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text-style-name="P1" draw:layer="layout" svg:width="25.199cm" svg:height="13.486cm" svg:x="1.979cm" svg:y="4.343cm" presentation:class="outline" presentation:user-transformed="true">
          <draw:text-box>
            <text:list text:style-name="L2">
              <text:list-item>
                <text:p text:style-name="P1">Files for this project are available at <text:a xlink:href="https://github.com/tiluser/cfpy_oo" xlink:type="simple">https://github.com/tiluser/cfpy_o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08:09:36.272407010</meta:creation-date>
    <meta:editing-duration>PT22H42M34S</meta:editing-duration>
    <meta:editing-cycles>22</meta:editing-cycles>
    <meta:generator>LibreOffice/6.4.7.2$Linux_X86_64 LibreOffice_project/40$Build-2</meta:generator>
    <dc:title>Nature Illustration</dc:title>
    <dc:date>2021-08-28T11:58:05.602797252</dc:date>
    <meta:document-statistic meta:object-count="64"/>
  </office:meta>
</office:document-meta>
</file>